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2.42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13.87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Hex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operator_typ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transformation</text:p>
          </table:table-cell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encodeHe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M002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Increment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encodeHe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hanged increment from 1 to -1</text:p>
          </table:table-cell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Increment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encodeHe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hanged increment from 1 to -1</text:p>
          </table:table-cell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encodeHex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eplaced Shift Left with Shift Right</text:p>
          </table:table-cell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encodeHe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placed bitwise AND with OR</text:p>
          </table:table-cell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M006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encodeHe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placed Unsigned Shift Right with Shift Left</text:p>
          </table:table-cell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M007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encodeHe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eplaced bitwise AND with OR</text:p>
          </table:table-cell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M008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encodeHe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M009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returns.NullReturnValsMutat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codeHe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eplaced return value with null for org/apache/commons/codec/binary/Hex::encodeHe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20:42:50.506131935</dc:date>
    <meta:editing-duration>PT35S</meta:editing-duration>
    <meta:editing-cycles>1</meta:editing-cycles>
    <meta:document-statistic meta:table-count="1" meta:cell-count="80" meta:object-count="0"/>
    <meta:generator>LibreOffice/24.2.7.2$Linux_X86_64 LibreOffice_project/420$Build-2</meta:generator>
  </office:meta>
</office:document-meta>
</file>